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60pt" style:font-size-asian="60pt" style:font-size-complex="60pt"/>
    </style:style>
    <style:style style:name="P2" style:family="paragraph" style:parent-style-name="Standard">
      <style:paragraph-properties fo:text-align="start" style:justify-single-word="false"/>
      <style:text-properties fo:font-size="32pt" style:font-size-asian="32pt" style:font-size-complex="32pt"/>
    </style:style>
    <style:style style:name="P3" style:family="paragraph" style:parent-style-name="Standard">
      <style:paragraph-properties fo:text-align="start" style:justify-single-word="false"/>
      <style:text-properties style:font-name="Trebuchet MS" fo:font-size="32pt" style:font-size-asian="32pt" style:font-size-complex="3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MUKA LO BORUNASHI LAKAMISIRI BONUFA</text:p>
      <text:p text:style-name="P1"/>
      <text:p text:style-name="P1"/>
      <text:p text:style-name="P1"/>
      <text:p text:style-name="P1"/>
      <text:p text:style-name="P1"/>
      <text:p text:style-name="P2"/>
      <text:p text:style-name="P3"><text:soft-page-break/>And so it is, we invite the King in on this deliberation, I give him a moment to prepare himself. <text:s/>Know well this is a live lecture, we will only be waiting a few moments for every response so be quick about it, and try to help the king if you are his followers in this to address things quickly, I do give you the few minutes necessary first. <text:s/>Allow that to happen now. <text:s/>Ok, let us begin. <text:s/>Here goes with his first question to all dark life, anything goes.</text:p>
      <text:p text:style-name="P3"/>
      <text:p text:style-name="P3">King: What is the law concerning love there? <text:s/>Do they know it?</text:p>
      <text:p text:style-name="P3"/>
      <text:p text:style-name="P3"><text:soft-page-break/>Yushumuureh: We say BOING to love, but know it right when we see it enter us from a special place we have, we don't see where it lands so we testify rightly that we see it for you here, and swear it and others are well with that, so we practice it.</text:p>
      <text:p text:style-name="P3"/>
      <text:p text:style-name="P3">Ba'Kri: We say DOH to love, though know the sign comes to us for you over this matter, expanding on your love for us if we say rightly. <text:s/>Know we have compassion for that, but act rebelliously with everyone who is righteous, know if you are that way you will know us as devils.</text:p>
      <text:p text:style-name="P3"><text:soft-page-break/></text:p>
      <text:p text:style-name="P3">Shenzan: <text:s/>We prefer the sign over anything, but do rebel with love in our hearts. <text:s/>We have punishments for this, we go down willingly for our claims everytime, be damned other for saying what we do ourselves!</text:p>
      <text:p text:style-name="P3"/>
      <text:p text:style-name="P3">Shaaku: We determine that love has it's practice with us, we dance for others and that is not forbidden for we do it for a noble cause, beyond the reach of our religion on the matters of love's dominance assertion. <text:s/>We prove that through our dance for you, that the Mother beckons us and <text:soft-page-break/>we dance for your sake to learn something useful today.</text:p>
      <text:p text:style-name="P3"/>
      <text:p text:style-name="P3">Matt: <text:s/>And so it is, my advice is that exactly, they have a religion against love in certain regards, but will never fail to love because of the sign. <text:s/>That, and Shenzan declare their eminence over it. <text:s/>I leave it for the king to consider a moment, but quickly state his next question.</text:p>
      <text:p text:style-name="P3"/>
      <text:p text:style-name="P3">King: One day, Shenzan will know us then, if they declare love against their religion in the name of good, then we admit them into our Kingdom willingly, so willingly! <text:s/><text:soft-page-break/>I want to see the law concerning money, do you have that?</text:p>
      <text:p text:style-name="P3"/>
      <text:p text:style-name="P3">Yushumuureh: We say BOING to money, but know it's coming so we have to compensate somehow. <text:s/>Know it be right in that regard, a dark enjoyment for us to celebrate the trade of things.</text:p>
      <text:p text:style-name="P3"/>
      <text:p text:style-name="P3">Shenzan: We declare finances of mental interest, that is to say our profits from investment of malady upon others is quite substantial! <text:s/>Aha!</text:p>
      <text:p text:style-name="P3"/>
      <text:p text:style-name="P3">Domua: I am Boku of Domua, and know money to be lawless. <text:s/><text:soft-page-break/>Nobody excretes anything like money, in transfer or otherwise, and know it plain we see it as an excretion of flesh upon the living as though a curse of madness to do things in that way. <text:s/>WHY DO YOU HAVE MONEY? <text:s/>USELESS!</text:p>
      <text:p text:style-name="P3"/>
      <text:p text:style-name="P3">Matt: And so you have it there, they will see Shamirra practices, and we will share in that as men, only know I can only describe the outcome of Shamirra as the creation of an NFT, or the equivalent thereof. <text:s/>Know it that way, when done it will be made in our world. <text:s/>Traded there as well, they would have no use for the <text:soft-page-break/>NFT created in the dark world, though Shamirra would go on. <text:s/>What is your next question?</text:p>
      <text:p text:style-name="P3"/>
      <text:p text:style-name="P3">King: So that is wealth for them? <text:s/>Shamirra?</text:p>
      <text:p text:style-name="P3"/>
      <text:p text:style-name="P3">Matt: Wealth will be derived in notes just like here. <text:s/>From a deed done, a supply is made, and trade of it for goods and services is rendered, and when the supply recycles itself to a certain point in a computer algorithm, the NFT is created, saying the expanded use of the initial meaning of the transfer is now complete and it's effects rendered into the life <text:soft-page-break/>ineffably. <text:s/>It is like to describe a process which for them has no end, but for the purpose of a cycle of transfer being introduced, the NFT could be created at that “end point”. <text:s/>Harder to state for me, I would need to incorporate your questions where it lacks. <text:s/>Is there anything else on the NFT's creation?</text:p>
      <text:p text:style-name="P3"/>
      <text:p text:style-name="P3">King: I have this to say, I always thought darkness was a pain, but know these devils to be exact and right in their way. <text:s/>What is this torture I go through here?</text:p>
      <text:p text:style-name="P3"/>
      <text:p text:style-name="P3"><text:soft-page-break/>Yushumuureh: We say AOOIIEEE to him, for he sees us in a weird way, so we are weird! <text:s/>AOOIIEEE again!</text:p>
      <text:p text:style-name="P3"/>
      <text:p text:style-name="P3">Shenzan: We declare love came to that effect, so we state the obvious, we are a pain to miscrients, you are not one of those, we would torture you on certain merits but tease you as you might call it, not perjure your being in such ways that befoul you. <text:s/>Know it plainly honorable and right to be like that, in our view.</text:p>
      <text:p text:style-name="P3"/>
      <text:p text:style-name="P3">Bolume: We see the lecture of evil others have put on us, we know <text:soft-page-break/>not those ugly forms they show you but have form of our own, is it ugly? <text:s/>We know not, but we have many as a race, that is considerable considering the logic of other races, who have only one form.</text:p>
      <text:p text:style-name="P3"/>
      <text:p text:style-name="P3">Innudaku: We slay that aggression and say Hollywood will burn for what they did to our race, know we suffer a devilish form they incarnated knowing us one day, and people saw it as UGLY. <text:s/>DAMN THEM.</text:p>
      <text:p text:style-name="P3"/>
      <text:p text:style-name="P3">Matt: And surely life is like that. <text:s/>I repeat my parable, that identity <text:soft-page-break/>much akin to a moth, wings beating fast and hard but upon closer inspection, the creature is fuzzy and beautiful. <text:s/>Let us see darkness as another type of life, and you know them well now! <text:s/>What is your next question, dear king?</text:p>
      <text:p text:style-name="P3"/>
      <text:p text:style-name="P3">King: I am sorry for the way Hollywood and others address your race, know we will never consider them anyway, so we do not believe that is how devils actually are, but it is truthfully impacting me in some way, so I saw fit to ask. <text:s/>Let it be known, what is your fancy with devils, <text:soft-page-break/>Matt? <text:s/>Know it right, I certainly see your angle, but do you have alignment with them that I don't understand?</text:p>
      <text:p text:style-name="P3"/>
      <text:p text:style-name="P3">Matt: I would only state that I hear them and sometimes they talk jibberish to me, and sometimes they speak logically. <text:s/>This is one of the times where they speak logically, and with great form I might add. <text:s/>No particular “alignment”, though I do swear to be ready for darkness in Allah SWT's cause every day. <text:s/>Do know they can address that Fountain the unseen spoke of earlier if you wish to know more <text:soft-page-break/>about that.</text:p>
      <text:p text:style-name="P3"/>
      <text:p text:style-name="P3">King: I would like to hear more about that from Darkness, if they could so answer for this.</text:p>
      <text:p text:style-name="P3"/>
      <text:p text:style-name="P3">Yushumuureh: <text:s/>What fountain is that?</text:p>
      <text:p text:style-name="P3"/>
      <text:p text:style-name="P3">Matt: The one in heaven you do see, just that it doth nothing in action. <text:s/>You see it's transactions, tell us about it!</text:p>
      <text:p text:style-name="P3"/>
      <text:p text:style-name="P3">Yushumuureh: <text:s/>We say OOIIIEEE to it, for it transacts death for everything! <text:s/>Is that what you are?</text:p>
      <text:p text:style-name="P3"/>
      <text:p text:style-name="P3"><text:soft-page-break/>Matt: <text:s/>Only a terminal point to a greater thing. <text:s/>Do know the concept of Graknash will take place soon, it's beginning is only right around the corner, theoretically. <text:s/>What the fountain represents is a little bigger than that, wanna see it do something funny?</text:p>
      <text:p text:style-name="P3"/>
      <text:p text:style-name="P3">Yushumuureh: <text:s/>We saw the love come out and say BOING to the enemy, some fell dead on Earth as a result and we see them transact a different way!</text:p>
      <text:p text:style-name="P3"/>
      <text:p text:style-name="P3">Matt: And that is Allah SWT through me. <text:s/>I serve the serving <text:soft-page-break/>Lord, know his authority is placed rightly. <text:s/>His hijrah will make sense later to some, but know only what people do in innocence is not unlike what Allah SWT has done, which he will testify soon, he wants that in the final part of it. <text:s/>Know well the time has come to conclude this document, and the King need establish his court. <text:s/>one last question before we depart, dear king, I offer that all darkness rebel not and say their piece here after his question.</text:p>
      <text:p text:style-name="P3"/>
      <text:p text:style-name="P3">King: I wish to say darkness has a way with things, does it include the concept of dark mercy in <text:soft-page-break/>application with it's tremendous onslaught of appeal?</text:p>
      <text:p text:style-name="P3"/>
      <text:p text:style-name="P3">Yushumuureh: We say CATASTROPHE to those who deny law above all things, that is our law anyway.</text:p>
      <text:p text:style-name="P3"/>
      <text:p text:style-name="P3">Innudaku: <text:s/>We have mercy in logics argument for some, know it plain good man.</text:p>
      <text:p text:style-name="P3"/>
      <text:p text:style-name="P3">Kondureh: We offer spectre of mind. <text:s/>Treat our mercy as an orphan, if you defile it you will see punishment from a law officer.</text:p>
      <text:p text:style-name="P3"/>
      <text:p text:style-name="P3"><text:soft-page-break/>Bolume: We torture those in defeat of self, know it well we come with passion against them sometimes.</text:p>
      <text:p text:style-name="P3"/>
      <text:p text:style-name="P3">Shenzan: <text:s/>We wreak havoc on life, but see it merciful to obey God and deny ourselves a little bit of right in exchange for a world of good. <text:s/>That's been standing law for time immemorial, know it rightly us naturals keep it well intact, unlike immigrants.</text:p>
      <text:p text:style-name="P3"/>
      <text:p text:style-name="P3">Vernak: We see it dubious to mention it, know we have mercy for you certainly, dear king, but it is who you are that matters. <text:s/>That <text:soft-page-break/>being said, our lecture is like that because we keep it silent on other matters.</text:p>
      <text:p text:style-name="P3"/>
      <text:p text:style-name="P3">Domua: We honor him, that's it!</text:p>
      <text:p text:style-name="P3"/>
      <text:p text:style-name="P3">Loku: We offer condolences to this one, for we see love coming his way from darkness! <text:s/>Oh no, you will see no mercy from us for this, torture you we will when we see you.</text:p>
      <text:p text:style-name="P3"/>
      <text:p text:style-name="P3">Matt: And there you have it. <text:s/>May we all be concluded here, and King get to his busines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3T12:37:00.42</meta:creation-date>
    <meta:document-statistic meta:table-count="0" meta:image-count="0" meta:object-count="0" meta:page-count="19" meta:paragraph-count="40" meta:word-count="1625" meta:character-count="8586"/>
    <dc:date>2022-09-13T13:17:25.10</dc:date>
    <meta:editing-duration>PT5M24S</meta:editing-duration>
    <meta:editing-cycles>1</meta:editing-cycles>
    <meta:generator>OpenOffice/4.1.8$Win32 OpenOffice.org_project/418m3$Build-9803</meta:generator>
  </office:meta>
</office:document-meta>
</file>